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25cm"/>
    </style:style>
    <style:style style:name="pr6" style:family="presentation" style:parent-style-name="midnightblue-outline1">
      <style:graphic-properties fo:min-height="12.75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Komplexe Leistung <text:s/><text:tab/><text:tab/><text:tab/><text:tab/><text:tab/><text:tab/> <text:s text:c="3"/><text:span text:style-name="T1">Moritz Enge 11MA1 </text:span>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Darstellung der Funktionsweise von Verschlüsselungsverfahren</text:p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2" draw:id="id2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Einleitung</text:p>
              </text:list-item>
              <text:list-item>
                <text:p>Arten der Verschlüsselung</text:p>
                <text:list>
                  <text:list-item>
                    <text:p>Symmetrische Verschlüsselung</text:p>
                  </text:list-item>
                  <text:list-item>
                    <text:p>Asymmetrische Verschlüsselung</text:p>
                  </text:list-item>
                  <text:list-item>
                    <text:p>Hybride Verschlüsselung</text:p>
                  </text:list-item>
                </text:list>
              </text:list-item>
              <text:list-item>
                <text:p><text:s/>Vorstellung zweier Verfahren</text:p>
                <text:list>
                  <text:list-item>
                    <text:p>Vigenère - Chiffre</text:p>
                  </text:list-item>
                  <text:list-item>
                    <text:p>RSA - Verschlüsselung</text:p>
                  </text:list-item>
                </text:list>
              </text:list-item>
              <text:list-item>
                <text:p><text:s/>Präsentation der Eigenleistung</text:p>
              </text:list-item>
              <text:list-item>
                <text:p>Fazit</text:p>
              </text:list-item>
              <text:list-item>
                <text:p>Quellen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3" draw:id="id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1 . Einleitung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3">
              <text:list-item>
                <text:p>Essentielle Errungenschaft der Neuzeit</text:p>
              </text:list-item>
              <text:list-item>
                <text:p>Beginn war circa 1900 vor Christus in Ägypten</text:p>
              </text:list-item>
              <text:list-item>
                <text:p>Einsatz der ENIGMA im zweiten Weltkrieg</text:p>
              </text:list-item>
              <text:list-item>
                <text:p>Einteilung der Verschlüsselung in drei Teile</text:p>
                <text:list>
                  <text:list-item>
                    <text:p>Schlüsselerzeugung</text:p>
                  </text:list-item>
                  <text:list-item>
                    <text:p>Verschlüsselung</text:p>
                  </text:list-item>
                  <text:list-item>
                    <text:p>Entschlüsselung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xml:id="id4" draw:id="id4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2. Arten der Verschlüsselung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header>
                <text:p>2.1. Symmetrische Verschlüsselung</text:p>
              </text:list-header>
              <text:list-item>
                <text:p>Beide Teilnehmer haben meistens den selben Schlüssel</text:p>
              </text:list-item>
              <text:list-item>
                <text:p>Einteilung in Block- und Stromchiffren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8:34:15.615000000</meta:creation-date>
    <dc:date>2017-12-11T17:05:54.162000000</dc:date>
    <meta:editing-duration>PT2H12M33S</meta:editing-duration>
    <meta:editing-cycles>4</meta:editing-cycles>
    <meta:generator>LibreOffice/5.2.5.1$Windows_x86 LibreOffice_project/0312e1a284a7d50ca85a365c316c7abbf20a4d22</meta:generator>
    <meta:document-statistic meta:object-count="51"/>
  </office:meta>
</office:document-meta>
</file>